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4.24cm" fo:min-width="3.99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.532cm" svg:y="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092cm" svg:y1="3.515cm" svg:x2="7.324cm" svg:y2="3.515cm">
          <text:p/>
        </draw:line>
        <draw:line draw:style-name="gr2" draw:text-style-name="P2" draw:layer="layout" svg:x1="4.7cm" svg:y1="9.027cm" svg:x2="4.658cm" svg:y2="1.737cm">
          <text:p/>
        </draw:line>
        <draw:custom-shape draw:style-name="gr3" draw:text-style-name="P3" draw:layer="layout" svg:width="0.127cm" svg:height="0.127cm" svg:x="4.623cm" svg:y="5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53cm" svg:height="0.569cm" svg:x="4.5cm" svg:y="4.517cm">
          <draw:text-box>
            <text:p><text:span text:style-name="T1">μ</text:span></text:p>
          </draw:text-box>
        </draw:frame>
        <draw:line draw:style-name="gr2" draw:text-style-name="P1" draw:layer="layout" svg:x1="2.092cm" svg:y1="3.515cm" svg:x2="4.675cm" svg:y2="5.406cm">
          <text:p/>
        </draw:line>
        <draw:line draw:style-name="gr2" draw:text-style-name="P1" draw:layer="layout" svg:x1="6.397cm" svg:y1="3.54cm" svg:x2="4.675cm" svg:y2="5.406cm">
          <text:p/>
        </draw:line>
        <draw:line draw:style-name="gr2" draw:text-style-name="P1" draw:layer="layout" svg:x1="4.935cm" svg:y1="5.142cm" svg:x2="4.675cm" svg:y2="4.954cm">
          <text:p/>
        </draw:line>
        <draw:frame draw:style-name="gr4" draw:text-style-name="P4" draw:layer="layout" svg:width="0.753cm" svg:height="0.569cm" svg:x="2.601cm" svg:y="4.118cm">
          <draw:text-box>
            <text:p><text:span text:style-name="T1">R</text:span></text:p>
          </draw:text-box>
        </draw:frame>
        <draw:frame draw:style-name="gr4" draw:text-style-name="P4" draw:layer="layout" svg:width="0.753cm" svg:height="0.569cm" svg:x="4.502cm" svg:y="3.619cm">
          <draw:text-box>
            <text:p><text:span text:style-name="T1">p</text:span></text:p>
          </draw:text-box>
        </draw:frame>
        <draw:frame draw:style-name="gr4" draw:text-style-name="P4" draw:layer="layout" svg:width="0.753cm" svg:height="0.569cm" svg:x="5.503cm" svg:y="4.12cm">
          <draw:text-box>
            <text:p><text:span text:style-name="T1">x</text:span></text:p>
          </draw:text-box>
        </draw:frame>
        <draw:line draw:style-name="gr5" draw:text-style-name="P1" draw:layer="layout" svg:x1="8.302cm" svg:y1="8.302cm" svg:x2="8.302cm" svg:y2="6.715cm">
          <text:p/>
        </draw:line>
        <draw:frame draw:style-name="gr6" draw:text-style-name="P4" draw:layer="layout" svg:width="1.44cm" svg:height="0.941cm" svg:x="7.497cm" svg:y="8.219cm">
          <draw:text-box>
            <text:p><text:span text:style-name="T1">line of sigh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6T16:17:50.605679531</meta:creation-date>
    <dc:date>2025-11-27T18:32:49.384980811</dc:date>
    <meta:editing-duration>PT7H6M50S</meta:editing-duration>
    <meta:editing-cycles>22</meta:editing-cycles>
    <meta:generator>LibreOffice/7.3.7.2$Linux_X86_64 LibreOffice_project/30$Build-2</meta:generator>
    <meta:document-statistic meta:object-count="13"/>
  </office:meta>
</office:document-meta>
</file>